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b4" officeooo:paragraph-rsid="000d9fb4"/>
    </style:style>
    <style:style style:name="P2" style:family="paragraph" style:parent-style-name="Standard">
      <style:text-properties officeooo:rsid="0019130b" officeooo:paragraph-rsid="000d9fb4"/>
    </style:style>
    <style:style style:name="P3" style:family="paragraph" style:parent-style-name="Standard">
      <style:text-properties officeooo:rsid="001a64b6" officeooo:paragraph-rsid="000d9fb4"/>
    </style:style>
    <style:style style:name="P4" style:family="paragraph" style:parent-style-name="Standard">
      <style:text-properties officeooo:rsid="001a7c78" officeooo:paragraph-rsid="000d9fb4"/>
    </style:style>
    <style:style style:name="P5" style:family="paragraph" style:parent-style-name="Standard">
      <style:text-properties officeooo:rsid="0019130b" officeooo:paragraph-rsid="000d9f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dy {</text:p>
      <text:p text:style-name="P2"><text:s text:c="4"/>font-family: "Work Sans",sans-serif;</text:p>
      <text:p text:style-name="P2"><text:s text:c="4"/>line-height: 1.65;</text:p>
      <text:p text:style-name="P2"><text:s text:c="4"/>letter-spacing: .004em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$ git init myproject</text:p>
      <text:p text:style-name="P3">$ cd myproject</text:p>
      <text:p text:style-name="P3">$ git add .</text:p>
      <text:p text:style-name="P3">$ git commit -m”Important all the code”</text:p>
      <text:p text:style-name="P3"/>
      <text:p text:style-name="P3">doug.$ git checkout master</text:p>
      <text:p text:style-name="P3"/>
      <text:p text:style-name="P4">$ git config –global user.name “Tasneem Rawashdeh”</text:p>
      <text:p text:style-name="P4"><text:tab/><text:tab/><text:tab/> <text:s text:c="2"/>.email “myemail”</text:p>
      <text:p text:style-name="P4"/>
      <text:p text:style-name="P4">$ git iit project1</text:p>
      <text:p text:style-name="P4">$ cd project1</text:p>
      <text:p text:style-name="P4"/>
      <text:p text:style-name="P4">create file1.txt</text:p>
      <text:p text:style-name="P4">$ git add file1.txt</text:p>
      <text:p text:style-name="P4">$ git commit -m”My first commit” // commit message</text:p>
      <text:p text:style-name="P4">git-scm.com/documentation</text:p>
      <text:p text:style-name="P4"/>
      <text:p text:style-name="P1">rep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47:55.978422071</meta:creation-date>
    <dc:date>2017-10-04T11:47:31.331825439</dc:date>
    <meta:editing-duration>PT23H3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65" meta:character-count="424" meta:non-whitespace-character-count="359"/>
  </office:meta>
</office:document-meta>
</file>